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Customfield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07:34:16.0631665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30T07:36:38.318650512</dc:date>
    <meta:editing-duration>PT12H36M25S</meta:editing-duration>
    <meta:editing-cycles>66</meta:editing-cycles>
    <meta:generator>LibreOffice/6.2.3.2$Linux_X86_64 LibreOffice_project/20$Build-2</meta:generator>
    <meta:document-statistic meta:table-count="8" meta:cell-count="509" meta:object-count="0"/>
  </office:meta>
</office:document-meta>
</file>